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1f1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1f1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1f1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1f1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1f1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1f1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1f1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1f1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1f1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1f1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1f1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1f1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1f1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1f1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1f1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1f1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1f1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Grecia Daniela Luna Lóp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7/6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801085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Yesenia Margarita López Jimé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01085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0.70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69" meta:non-whitespace-character-count="1001"/>
    <meta:template xlink:type="simple" xlink:actuate="onRequest" xlink:title="Normal" xlink:href=""/>
  </office:meta>
</office:document-meta>
</file>